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76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225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25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1.911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9.736cm" style:use-optimal-column-width="false"/>
    </style:style>
    <style:style style:name="co2" style:family="table-column">
      <style:table-column-properties style:column-width="9.5cm" style:use-optimal-column-width="false"/>
    </style:style>
    <style:style style:name="co3" style:family="table-column">
      <style:table-column-properties style:column-width="9.973cm" style:use-optimal-column-width="false"/>
    </style:style>
    <style:style style:name="ro1" style:family="table-row">
      <style:table-row-properties style:row-height="8.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dashed #ffffff" fo:border-right="0.48pt solid #000000" fo:border-top="0.48pt dashed #ffffff" fo:border-bottom="1.5pt dashed #ffffff" style:punctuation-wrap="hanging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0.48pt solid #000000" fo:border-top="0.48pt dashed #ffffff" fo:border-bottom="1.5pt dashed #ffffff" style:punctuation-wrap="hanging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0.48pt dashed #ffffff" fo:border-top="0.48pt dashed #ffffff" fo:border-bottom="1.5pt dashed #ffffff" style:punctuation-wrap="hanging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c55a11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548235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7c7c7c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c55a11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2e75b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7030a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2f5597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frame draw:name="Title 1" presentation:style-name="pr2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Starting PyCSP</text:span></text:p>
          </draw:text-box>
        </draw:frame>
        <draw:frame draw:name="Subtitle 2" presentation:style-name="pr3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PyCSP is an implementation of CSP within Python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Implements the core of CSP, plus a few extras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https://github.com/runefriborg/pycsp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from pycsp.parallel import *</text:span></text:p>
              </text:list-item>
            </text:list>
            <text:p text:style-name="P8"><text:span text:style-name="T3"/></text:p>
            <text:list text:continue-numbering="true" text:style-name="L2">
              <text:list-item>
                <text:p text:style-name="P8"><text:span text:style-name="T3">Be aware that it has the strengths and weaknesses of Python.</text:span><text:span text:style-name="T3"><text:line-break/></text:span><text:span text:style-name="T3"/></text:p>
              </text:list-item>
              <text:list-item>
                <text:p text:style-name="P8"><text:span text:style-name="T3">Runs on Python 3, except where it doesn’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nel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Channels in 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Channels have a input or writer end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Channels have an output or reader end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Channels are one directional</text:span></text:p>
              </text:list-item>
            </text:list>
          </draw:text-box>
        </draw:frame>
        <draw:custom-shape draw:name="Right Arrow 3" draw:style-name="gr2" draw:text-style-name="P10" draw:layer="layout" svg:width="12.064cm" svg:height="2.962cm" svg:x="10.901cm" svg:y="13.047cm">
          <text:p/>
          <draw:enhanced-geometry draw:mirror-horizontal="false" draw:mirror-vertical="false" svg:viewBox="0 0 0 0" draw:text-areas="0 ?f8 ?f12 ?f9" draw:type="ooxml-rightArrow" draw:modifiers="80357 5357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" draw:style-name="gr3" draw:text-style-name="P10" draw:layer="layout" svg:width="2.977cm" svg:height="2.537cm" svg:x="22.966cm" svg:y="13.246cm">
          <text:p text:style-name="P11"><text:span text:style-name="T4">Output</text:span></text:p>
          <text:p text:style-name="P11"><text:span text:style-name="T4">or</text:span></text:p>
          <text:p text:style-name="P11"><text:span text:style-name="T4">R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2.977cm" svg:height="2.537cm" svg:x="7.923cm" svg:y="13.246cm">
          <text:p text:style-name="P11"><text:span text:style-name="T4">Input</text:span></text:p>
          <text:p text:style-name="P11"><text:span text:style-name="T4">or</text:span></text:p>
          <text:p text:style-name="P11"><text:span text:style-name="T4">Wri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Channel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Channels in 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from</text:span><text:span text:style-name="T3"> pycsp.parallel </text:span><text:span text:style-name="T6">import</text:span><text:span text:style-name="T3"> *</text:span></text:p>
            <text:p text:style-name="P8"><text:span text:style-name="T3"/></text:p>
            <text:p text:style-name="P8"><text:span text:style-name="T3">channel_one = Channel()</text:span></text:p>
            <text:p text:style-name="P8"><text:span text:style-name="T3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Channel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Channels in 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Channels in PyCSP are Any to Any Channels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This means that each end may be attached to multiple processes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Messages are only sent from one process to one process however</text:span></text:p>
              </text:list-item>
            </text:list>
            <text:p text:style-name="P7"><text:span text:style-name="T3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Channel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Channels in PyCSP</text:span></text:p>
          </draw:text-box>
        </draw:frame>
        <draw:custom-shape draw:name="Rounded Rectangle 2" draw:style-name="gr4" draw:text-style-name="P10" draw:layer="layout" svg:width="4.09cm" svg:height="2.165cm" svg:x="9.482cm" svg:y="9.915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4" draw:text-style-name="P10" draw:layer="layout" svg:width="4.09cm" svg:height="2.165cm" svg:x="20.061cm" svg:y="9.915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5" draw:text-style-name="P15" draw:layer="layout" svg:width="6.487cm" svg:height="0.001cm" svg:x="13.573cm" svg:y="10.9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nel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Channels in PyCSP</text:span></text:p>
          </draw:text-box>
        </draw:frame>
        <draw:custom-shape draw:name="Rounded Rectangle 2" draw:style-name="gr4" draw:text-style-name="P10" draw:layer="layout" svg:width="4.09cm" svg:height="2.165cm" svg:x="6.228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" draw:style-name="gr4" draw:text-style-name="P10" draw:layer="layout" svg:width="4.09cm" svg:height="2.165cm" svg:x="14.361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4" draw:text-style-name="P10" draw:layer="layout" svg:width="4.09cm" svg:height="2.165cm" svg:x="14.361cm" svg:y="13.074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4" draw:text-style-name="P10" draw:layer="layout" svg:width="4.09cm" svg:height="2.165cm" svg:x="14.361cm" svg:y="6.57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4" draw:text-style-name="P10" draw:layer="layout" svg:width="4.09cm" svg:height="2.165cm" svg:x="22.495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7" draw:style-name="gr5" draw:text-style-name="P15" draw:layer="layout" svg:width="4.042cm" svg:height="3.248cm" svg:x="10.318cm" svg:y="10.90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" draw:style-name="gr5" draw:text-style-name="P15" draw:layer="layout" svg:width="4.042cm" svg:height="3.248cm" svg:x="10.318cm" svg:y="7.6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9" draw:style-name="gr5" draw:text-style-name="P15" draw:layer="layout" svg:width="4.042cm" svg:height="0.001cm" svg:x="10.318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5" draw:text-style-name="P15" draw:layer="layout" svg:width="4.042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1" draw:style-name="gr5" draw:text-style-name="P15" draw:layer="layout" svg:width="4.042cm" svg:height="3.248cm" svg:x="18.452cm" svg:y="7.6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2" draw:style-name="gr5" draw:text-style-name="P15" draw:layer="layout" svg:width="4.042cm" svg:height="3.248cm" svg:x="18.452cm" svg:y="10.90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nel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Channels in PyCSP</text:span></text:p>
          </draw:text-box>
        </draw:frame>
        <draw:custom-shape draw:name="Rounded Rectangle 3" draw:style-name="gr4" draw:text-style-name="P10" draw:layer="layout" svg:width="4.09cm" svg:height="2.165cm" svg:x="19.256cm" svg:y="9.455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4" draw:text-style-name="P10" draw:layer="layout" svg:width="4.09cm" svg:height="2.165cm" svg:x="19.256cm" svg:y="12.704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4" draw:text-style-name="P10" draw:layer="layout" svg:width="4.09cm" svg:height="2.165cm" svg:x="19.256cm" svg:y="6.20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7" draw:style-name="gr5" draw:text-style-name="P15" draw:layer="layout" svg:width="4.64cm" svg:height="6.496cm" svg:x="14.615cm" svg:y="7.28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" draw:style-name="gr5" draw:text-style-name="P15" draw:layer="layout" svg:width="4.64cm" svg:height="6.496cm" svg:x="14.615cm" svg:y="7.28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9" draw:style-name="gr5" draw:text-style-name="P15" draw:layer="layout" svg:width="4.64cm" svg:height="0.001cm" svg:x="14.615cm" svg:y="10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3" draw:style-name="gr4" draw:text-style-name="P10" draw:layer="layout" svg:width="4.09cm" svg:height="2.165cm" svg:x="10.525cm" svg:y="9.455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4" draw:text-style-name="P10" draw:layer="layout" svg:width="4.09cm" svg:height="2.165cm" svg:x="10.525cm" svg:y="12.704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4" draw:text-style-name="P10" draw:layer="layout" svg:width="4.09cm" svg:height="2.165cm" svg:x="10.525cm" svg:y="6.20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ses in PyCSP" draw:style-name="dp1" draw:master-page-name="Title_20_and_20_Content" presentation:presentation-page-layout-name="AL3T11"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Process code is executed sequentially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Processes will only be scheduled if they can progress.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Processes only continue for as long as you tell them. Continuous ones will need an infinite loop.</text:span></text:p>
              </text:list-item>
            </text:list>
          </draw:text-box>
        </draw:frame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rocesses in PyCS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ses in PyCSP" draw:style-name="dp1" draw:master-page-name="Title_20_and_20_Content" presentation:presentation-page-layout-name="AL3T11"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from</text:span><text:span text:style-name="T3"> pycsp.parallel </text:span><text:span text:style-name="T6">import</text:span><text:span text:style-name="T3"> *</text:span></text:p>
            <text:p text:style-name="P8"><text:span text:style-name="T7"/></text:p>
            <text:p text:style-name="P8"><text:span text:style-name="T7">@process</text:span></text:p>
            <text:p text:style-name="P8"><text:span text:style-name="T6">def</text:span><text:span text:style-name="T3"> </text:span><text:span text:style-name="T8">example</text:span><text:span text:style-name="T3">(in, out):</text:span></text:p>
            <text:p text:style-name="P8"><text:span text:style-name="T6"><text:tab/></text:span><text:span text:style-name="T6">while True</text:span><text:span text:style-name="T3">:</text:span></text:p>
            <text:p text:style-name="P8"><text:span text:style-name="T3"><text:tab/></text:span><text:span text:style-name="T3"><text:tab/></text:span><text:span text:style-name="T3">input = in()</text:span></text:p>
            <text:p text:style-name="P8"><text:span text:style-name="T3"><text:tab/></text:span><text:span text:style-name="T3"><text:tab/></text:span><text:span text:style-name="T9"># some processing.</text:span></text:p>
            <text:p text:style-name="P8"><text:span text:style-name="T3"><text:tab/></text:span><text:span text:style-name="T3"><text:tab/></text:span><text:span text:style-name="T3">out(input)</text:span></text:p>
          </draw:text-box>
        </draw:frame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rocesses in PyCS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se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rocesses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Parallel starts all processes together and blocks progression until they are finished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Spawn starts all processes together without waiting for any to finish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Sequence will start processes one at a time until they are all d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ses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rocesses in PyCSP</text:span></text:p>
          </draw:text-box>
        </draw:frame>
        <draw:frame draw:name="Table 5" draw:style-name="standard" draw:layer="layout" svg:width="29.208cm" svg:height="8.499cm" svg:x="2.328cm" svg:y="5.07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6"><text:span text:style-name="T10">process_list = [</text:span></text:p>
                <text:p text:style-name="P16"><text:span text:style-name="T10"><text:tab/></text:span><text:span text:style-name="T10">process 1()</text:span><text:span text:style-name="T11">,</text:span></text:p>
                <text:p text:style-name="P16"><text:span text:style-name="T10"><text:tab/></text:span><text:span text:style-name="T10">process 2()</text:span></text:p>
                <text:p text:style-name="P16"><text:span text:style-name="T10">]</text:span></text:p>
                <text:p text:style-name="P16"><text:span text:style-name="T10"/></text:p>
                <text:p text:style-name="P16"><text:span text:style-name="T10">Parallel(process_list)</text:span></text:p>
                <text:p text:style-name="P16"><text:span text:style-name="T10"/></text:p>
              </table:table-cell>
              <table:table-cell table:style-name="ce2">
                <text:p text:style-name="P17"><text:span text:style-name="T10">process_list = [</text:span></text:p>
                <text:p text:style-name="P17"><text:span text:style-name="T10"><text:tab/></text:span><text:span text:style-name="T10">process 1()</text:span><text:span text:style-name="T11">,</text:span></text:p>
                <text:p text:style-name="P17"><text:span text:style-name="T10"><text:tab/></text:span><text:span text:style-name="T10">process 2()</text:span></text:p>
                <text:p text:style-name="P17"><text:span text:style-name="T10">]</text:span></text:p>
                <text:p text:style-name="P17"><text:span text:style-name="T10"/></text:p>
                <text:p text:style-name="P17"><text:span text:style-name="T10">Spawn(process_list)</text:span></text:p>
                <text:p text:style-name="P17"><text:span text:style-name="T10"/></text:p>
              </table:table-cell>
              <table:table-cell table:style-name="ce3">
                <text:p text:style-name="P17"><text:span text:style-name="T10">process_list = [</text:span></text:p>
                <text:p text:style-name="P17"><text:span text:style-name="T10"><text:tab/></text:span><text:span text:style-name="T10">process 1()</text:span><text:span text:style-name="T11">,</text:span></text:p>
                <text:p text:style-name="P17"><text:span text:style-name="T10"><text:tab/></text:span><text:span text:style-name="T10">process 2()</text:span></text:p>
                <text:p text:style-name="P17"><text:span text:style-name="T10">]</text:span></text:p>
                <text:p text:style-name="P17"><text:span text:style-name="T10"/></text:p>
                <text:p text:style-name="P17"><text:span text:style-name="T10">Sequence (process_list)</text:span></text:p>
                <text:p text:style-name="P17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our first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our first system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Lets build a simple system in PyCSP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It will generate strings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These strings shall be displayed to the user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our first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our first system in PyCSP</text:span></text:p>
          </draw:text-box>
        </draw:frame>
        <draw:custom-shape draw:name="Rounded Rectangle 4" draw:style-name="gr6" draw:text-style-name="P10" draw:layer="layout" svg:width="4.09cm" svg:height="2.165cm" svg:x="17.959cm" svg:y="9.132cm">
          <text:p text:style-name="P18"><text:span text:style-name="T4">Pri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7" draw:text-style-name="P19" draw:layer="layout" svg:width="4.61cm" svg:height="2.165cm" svg:x="10.668cm" svg:y="9.132cm">
          <text:p text:style-name="P18"><text:span text:style-name="T4">Generate string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0" draw:style-name="gr5" draw:text-style-name="P15" draw:layer="layout" svg:width="2.679cm" svg:height="0.001cm" svg:x="15.278cm" svg:y="10.21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our first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our first system in 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from</text:span><text:span text:style-name="T3"> pycsp.parallel </text:span><text:span text:style-name="T6">import</text:span><text:span text:style-name="T3"> *</text:span></text:p>
            <text:p text:style-name="P8"><text:span text:style-name="T3"/></text:p>
            <text:p text:style-name="P8"><text:span text:style-name="T6">if</text:span><text:span text:style-name="T3"> __name__ == </text:span><text:span text:style-name="T12">'__main__'</text:span><text:span text:style-name="T3">:</text:span></text:p>
            <text:p text:style-name="P8"><text:span text:style-name="T3"><text:tab/></text:span><text:span text:style-name="T3">string_generator_to_printer = Channel()</text:span></text:p>
            <text:p text:style-name="P8"><text:span text:style-name="T3"/></text:p>
            <text:p text:style-name="P8"><text:span text:style-name="T3"><text:tab/></text:span><text:span text:style-name="T3">process_list = [</text:span></text:p>
            <text:p text:style-name="P8"><text:span text:style-name="T3"><text:s text:c="8"/></text:span><text:span text:style-name="T3">string_generator(string_generator_to_printer.writer())</text:span><text:span text:style-name="T6">,</text:span></text:p>
            <text:p text:style-name="P8"><text:span text:style-name="T6"><text:s text:c="8"/></text:span><text:span text:style-name="T3">printer(string_generator_to_printer.reader())</text:span></text:p>
            <text:p text:style-name="P8"><text:span text:style-name="T3"><text:tab/></text:span><text:span text:style-name="T3">]</text:span></text:p>
            <text:p text:style-name="P8"><text:span text:style-name="T3"/></text:p>
            <text:p text:style-name="P8"><text:span text:style-name="T3"><text:tab/></text:span><text:span text:style-name="T3">Parallel(process_lis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our first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our first system in 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from</text:span><text:span text:style-name="T3"> pycsp.parallel </text:span><text:span text:style-name="T6">import</text:span><text:span text:style-name="T3"> *</text:span></text:p>
            <text:p text:style-name="P8"><text:span text:style-name="T3"/></text:p>
            <text:p text:style-name="P8"><text:span text:style-name="T7">@process</text:span></text:p>
            <text:p text:style-name="P8"><text:span text:style-name="T6">def</text:span><text:span text:style-name="T3"> </text:span><text:span text:style-name="T8">string_generator</text:span><text:span text:style-name="T3">(to_printer):</text:span></text:p>
            <text:p text:style-name="P8"><text:span text:style-name="T3"><text:tab/></text:span><text:span text:style-name="T3">a = </text:span><text:span text:style-name="T13">0</text:span></text:p>
            <text:p text:style-name="P8"><text:span text:style-name="T3"><text:tab/></text:span><text:span text:style-name="T6">while</text:span><text:span text:style-name="T3"> a &lt; </text:span><text:span text:style-name="T13">10</text:span><text:span text:style-name="T3">:</text:span></text:p>
            <text:p text:style-name="P8"><text:span text:style-name="T3"><text:tab/></text:span><text:span text:style-name="T3"><text:tab/></text:span><text:span text:style-name="T3">to_printer(</text:span><text:span text:style-name="T12">"string_"</text:span><text:span text:style-name="T3"> + </text:span><text:span text:style-name="T14">str</text:span><text:span text:style-name="T3">(a))</text:span></text:p>
            <text:p text:style-name="P8"><text:span text:style-name="T3"><text:tab/></text:span><text:span text:style-name="T3"><text:tab/></text:span><text:span text:style-name="T3">a += 1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Building our first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our first system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from</text:span><text:span text:style-name="T3"> pycsp.parallel </text:span><text:span text:style-name="T6">import</text:span><text:span text:style-name="T3"> *</text:span></text:p>
            <text:p text:style-name="P8"><text:span text:style-name="T3"/></text:p>
            <text:p text:style-name="P8"><text:span text:style-name="T7">@process</text:span></text:p>
            <text:p text:style-name="P8"><text:span text:style-name="T6">def</text:span><text:span text:style-name="T3"> </text:span><text:span text:style-name="T8">printer</text:span><text:span text:style-name="T3">(from_string_generator):</text:span></text:p>
            <text:p text:style-name="P8"><text:span text:style-name="T3"><text:tab/></text:span><text:span text:style-name="T6">while</text:span><text:span text:style-name="T3"> </text:span><text:span text:style-name="T6">True</text:span><text:span text:style-name="T3">:</text:span></text:p>
            <text:p text:style-name="P8"><text:span text:style-name="T3"><text:tab/></text:span><text:span text:style-name="T3"><text:tab/></text:span><text:span text:style-name="T3">message = from_string_generator()</text:span></text:p>
            <text:p text:style-name="P8"><text:span text:style-name="T3"><text:tab/></text:span><text:span text:style-name="T3"><text:tab/></text:span><text:span text:style-name="T14">print</text:span><text:span text:style-name="T3">(message)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8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Alternatives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Alternatives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Alternatives allow for non-determinism in a system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A process can wait for input from several input channels and enact some code appropriate to the input channel used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As well as channels, may also have timers or skips as inputs. Timers trigger after a given time and skips are always true.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ternatives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Alternatives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PriSelect – select input based on the order given, with preference given to inputs declared first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FairSelect – select input based on previous inputs. Defaults to PriSelect but will reorder inputs as they are used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AltSelect – selects the fastest and defaults to PriSelect but may make a different choice based on network latency (?)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Lets build a slightly bigger system in PyCSP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It will generate incrementing numbers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These numbers shall be displayed to the user as strings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Periodically this process will be interrupted and should let the user know this has happen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custom-shape draw:name="Rounded Rectangle 4" draw:style-name="gr6" draw:text-style-name="P10" draw:layer="layout" svg:width="4.09cm" svg:height="2.165cm" svg:x="21.716cm" svg:y="8.999cm">
          <text:p text:style-name="P18"><text:span text:style-name="T4">Prin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10" draw:layer="layout" svg:width="4.09cm" svg:height="2.165cm" svg:x="8.174cm" svg:y="5.95cm">
          <text:p text:style-name="P18"><text:span text:style-name="T4">Interrupt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9" draw:layer="layout" svg:width="4.359cm" svg:height="2.165cm" svg:x="14.945cm" svg:y="8.999cm">
          <text:p text:style-name="P18"><text:span text:style-name="T4">Generate string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9" draw:text-style-name="P19" draw:layer="layout" svg:width="4.39cm" svg:height="2.165cm" svg:x="7.874cm" svg:y="11.915cm">
          <text:p text:style-name="P18"><text:span text:style-name="T4">Generate number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8" draw:style-name="gr5" draw:text-style-name="P15" draw:layer="layout" svg:width="2.679cm" svg:height="2.914cm" svg:x="12.264cm" svg:y="10.08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5" draw:text-style-name="P15" draw:layer="layout" svg:width="2.679cm" svg:height="3.048cm" svg:x="12.264cm" svg:y="7.033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0" draw:style-name="gr10" draw:text-style-name="P15" draw:layer="layout" svg:width="2.411cm" svg:height="0.001cm" svg:x="19.304cm" svg:y="10.08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6">if</text:span><text:span text:style-name="T3"> __name__ == </text:span><text:span text:style-name="T12">'__main__':</text:span></text:p>
            <text:p text:style-name="P8"><text:span text:style-name="T3"><text:tab/></text:span><text:span text:style-name="T3">number_generator_to_string_generator = Channel()</text:span></text:p>
            <text:p text:style-name="P8"><text:span text:style-name="T3"><text:tab/></text:span><text:span text:style-name="T3">interrupter_to_string_generator = Channel()</text:span></text:p>
            <text:p text:style-name="P8"><text:span text:style-name="T3"><text:tab/></text:span><text:span text:style-name="T3">string_generator_to_printer = Channel()</text:span></text:p>
            <text:p text:style-name="P8"><text:span text:style-name="T3"/></text:p>
            <text:p text:style-name="P8"><text:span text:style-name="T3"><text:tab/></text:span><text:span text:style-name="T3">process_list = [</text:span></text:p>
            <text:p text:style-name="P8"><text:span text:style-name="T3"><text:tab/></text:span><text:span text:style-name="T3"><text:tab/></text:span><text:span text:style-name="T3">number_generator(number_generator_to_string_generator.writer())</text:span><text:span text:style-name="T6">,</text:span></text:p>
            <text:p text:style-name="P8"><text:span text:style-name="T3"><text:tab/></text:span><text:span text:style-name="T3"><text:tab/></text:span><text:span text:style-name="T3">interrupter(interrupter_to_string_generator.writer())</text:span><text:span text:style-name="T6">,</text:span></text:p>
            <text:p text:style-name="P8"><text:span text:style-name="T3"><text:tab/></text:span><text:span text:style-name="T3"><text:tab/></text:span><text:span text:style-name="T3">string_generator(number_generator_to_string_generator.reader()</text:span><text:span text:style-name="T6">,</text:span><text:span text:style-name="T6"><text:line-break/></text:span><text:span text:style-name="T6"><text:tab/></text:span><text:span text:style-name="T6"><text:tab/></text:span><text:span text:style-name="T6"><text:tab/></text:span><text:span text:style-name="T6"> <text:s text:c="3"/></text:span><text:span text:style-name="T3">interrupter_to_string_generator.reader()</text:span><text:span text:style-name="T6">,</text:span><text:span text:style-name="T3"><text:line-break/></text:span><text:span text:style-name="T3"><text:tab/></text:span><text:span text:style-name="T3"><text:tab/></text:span><text:span text:style-name="T3"><text:tab/></text:span><text:span text:style-name="T3"> <text:s text:c="3"/>string_generator_to_printer.writer())</text:span><text:span text:style-name="T6">,</text:span></text:p>
            <text:p text:style-name="P8"><text:span text:style-name="T3"><text:tab/></text:span><text:span text:style-name="T3"><text:tab/></text:span><text:span text:style-name="T3">printer(string_generator_to_printer.reader())]</text:span></text:p>
            <text:p text:style-name="P8"><text:span text:style-name="T3"><text:tab/></text:span><text:span text:style-name="T3">Parallel(process_lis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7">@process</text:span></text:p>
            <text:p text:style-name="P8"><text:span text:style-name="T6">def</text:span><text:span text:style-name="T3"> </text:span><text:span text:style-name="T8">number_generator</text:span><text:span text:style-name="T3">(to_string_generator):</text:span></text:p>
            <text:p text:style-name="P8"><text:span text:style-name="T3"><text:tab/></text:span><text:span text:style-name="T3">number = </text:span><text:span text:style-name="T13">0</text:span></text:p>
            <text:p text:style-name="P8"><text:span text:style-name="T3"><text:tab/></text:span><text:span text:style-name="T6">while True</text:span><text:span text:style-name="T3">:</text:span></text:p>
            <text:p text:style-name="P8"><text:span text:style-name="T3"><text:tab/></text:span><text:span text:style-name="T3"><text:tab/></text:span><text:span text:style-name="T3">to_string_generator(number)</text:span></text:p>
            <text:p text:style-name="P8"><text:span text:style-name="T3"><text:tab/></text:span><text:span text:style-name="T3"><text:tab/></text:span><text:span text:style-name="T3">number += </text:span><text:span text:style-name="T13">1</text:span></text:p>
            <text:p text:style-name="P8"><text:span text:style-name="T3"><text:tab/></text:span><text:span text:style-name="T3"><text:tab/></text:span><text:span text:style-name="T3">time.sleep(</text:span><text:span text:style-name="T13">0.5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7">@process</text:span></text:p>
            <text:p text:style-name="P8"><text:span text:style-name="T6">def</text:span><text:span text:style-name="T3"> </text:span><text:span text:style-name="T8">interrupter</text:span><text:span text:style-name="T3">(to_string_generator):</text:span></text:p>
            <text:p text:style-name="P8"><text:span text:style-name="T3"><text:tab/></text:span><text:span text:style-name="T6">while True</text:span><text:span text:style-name="T3">:</text:span></text:p>
            <text:p text:style-name="P8"><text:span text:style-name="T3"><text:tab/></text:span><text:span text:style-name="T3"><text:tab/></text:span><text:span text:style-name="T3">time.sleep(</text:span><text:span text:style-name="T15">3</text:span><text:span text:style-name="T3">)</text:span></text:p>
            <text:p text:style-name="P8"><text:span text:style-name="T3"><text:tab/></text:span><text:span text:style-name="T3"><text:tab/></text:span><text:span text:style-name="T3">to_string_generator(</text:span><text:span text:style-name="T15">0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frame draw:name="Content Placeholder 2" presentation:style-name="pr11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7">@process</text:span></text:p>
            <text:p text:style-name="P8"><text:span text:style-name="T6">def</text:span><text:span text:style-name="T3"> </text:span><text:span text:style-name="T8">printer</text:span><text:span text:style-name="T3">(from_string_generator):</text:span></text:p>
            <text:p text:style-name="P8"><text:span text:style-name="T3"><text:s text:c="4"/></text:span><text:span text:style-name="T6">while True</text:span><text:span text:style-name="T3">:</text:span></text:p>
            <text:p text:style-name="P8"><text:span text:style-name="T3"><text:s text:c="8"/></text:span><text:span text:style-name="T3">message = from_string_generator()</text:span></text:p>
            <text:p text:style-name="P8"><text:span text:style-name="T3"><text:s text:c="8"/></text:span><text:span text:style-name="T14">print</text:span><text:span text:style-name="T3">(mess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lightly bigger system in PyCSP" draw:style-name="dp1" draw:master-page-name="Title_20_and_20_Content" presentation:presentation-page-layout-name="AL3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Building a slightly bigger system in PyCSP</text:span></text:p>
          </draw:text-box>
        </draw:frame>
        <draw:frame presentation:style-name="pr5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7">@process</text:span></text:p>
            <text:p text:style-name="P8"><text:span text:style-name="T6">def</text:span><text:span text:style-name="T3"> </text:span><text:span text:style-name="T8">string_generator</text:span><text:span text:style-name="T3">(from_number_generator</text:span><text:span text:style-name="T6">,</text:span><text:span text:style-name="T3"> from_interrupter</text:span><text:span text:style-name="T6">,</text:span><text:span text:style-name="T3"> to_printer):</text:span></text:p>
            <text:p text:style-name="P8"><text:span text:style-name="T3"><text:tab/></text:span><text:span text:style-name="T6">while True</text:span><text:span text:style-name="T3">:</text:span></text:p>
            <text:p text:style-name="P8"><text:span text:style-name="T3"><text:tab/></text:span><text:span text:style-name="T3"><text:tab/></text:span><text:span text:style-name="T3"> <text:s text:c="3"/></text:span><text:span text:style-name="T3">input_channel</text:span><text:span text:style-name="T6">,</text:span><text:span text:style-name="T3"> input_message = PriSelect(</text:span></text:p>
            <text:p text:style-name="P8"><text:span text:style-name="T3"><text:tab/></text:span><text:span text:style-name="T3"><text:tab/></text:span><text:span text:style-name="T3"><text:tab/></text:span><text:span text:style-name="T3"> <text:s text:c="7"/></text:span><text:span text:style-name="T3">InputGuard(from_number_generator)</text:span><text:span text:style-name="T6">,</text:span></text:p>
            <text:p text:style-name="P8"><text:span text:style-name="T3"><text:tab/></text:span><text:span text:style-name="T3"><text:tab/></text:span><text:span text:style-name="T3"><text:tab/></text:span><text:span text:style-name="T3"> <text:s text:c="7"/></text:span><text:span text:style-name="T3">InputGuard(from_interrupter))</text:span></text:p>
            <text:p text:style-name="P8"><text:span text:style-name="T3"><text:tab/></text:span><text:span text:style-name="T3"><text:tab/></text:span><text:span text:style-name="T3"> <text:s text:c="3"/></text:span><text:span text:style-name="T6">if</text:span><text:span text:style-name="T3"> input_channel == from_number_generator:</text:span></text:p>
            <text:p text:style-name="P8"><text:span text:style-name="T3"><text:tab/></text:span><text:span text:style-name="T3"><text:tab/></text:span><text:span text:style-name="T3"><text:tab/></text:span><text:span text:style-name="T3"> <text:s text:c="7"/></text:span><text:span text:style-name="T3">output_message = </text:span><text:span text:style-name="T12">"string_" </text:span><text:span text:style-name="T3">+ </text:span><text:span text:style-name="T14">str</text:span><text:span text:style-name="T3">(input_message)</text:span></text:p>
            <text:p text:style-name="P8"><text:span text:style-name="T3"><text:tab/></text:span><text:span text:style-name="T3"><text:tab/></text:span><text:span text:style-name="T3"> <text:s text:c="3"/></text:span><text:span text:style-name="T6">if</text:span><text:span text:style-name="T3"> input_channel == from_interrupter:</text:span></text:p>
            <text:p text:style-name="P8"><text:span text:style-name="T3"><text:tab/></text:span><text:span text:style-name="T3"><text:tab/></text:span><text:span text:style-name="T3"><text:tab/></text:span><text:span text:style-name="T3"> <text:s text:c="6"/></text:span><text:span text:style-name="T3">output_message = </text:span><text:span text:style-name="T12">"INTERRUPTED"</text:span></text:p>
            <text:p text:style-name="P8"><text:span text:style-name="T3"><text:tab/></text:span><text:span text:style-name="T3"><text:tab/></text:span><text:span text:style-name="T3"> <text:s text:c="3"/></text:span><text:span text:style-name="T3">to_printer(output_mess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3">11/23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3">11/23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arting PyCSP</dc:title>
    <meta:initial-creator>Windows User</meta:initial-creator>
    <meta:editing-cycles>35</meta:editing-cycles>
    <meta:creation-date>2018-10-26T12:29:42</meta:creation-date>
    <dc:date>2018-11-23T09:53:28.025193490</dc:date>
    <meta:editing-duration>PT11H35M25S</meta:editing-duration>
    <meta:generator>LibreOffice/6.0.6.2$Linux_X86_64 LibreOffice_project/00m0$Build-2</meta:generator>
    <meta:document-statistic meta:object-count="1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